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11cm"/>
    </style:style>
    <style:style style:name="gr3" style:family="graphic" style:parent-style-name="standard">
      <style:graphic-properties draw:stroke="none" svg:stroke-color="#000000" draw:fill="none" draw:fill-color="#ffffff" fo:min-height="0.8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0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.23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3" style:family="paragraph">
      <style:text-properties fo:font-family="'Liberation Sans'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family="'Liberation Mono'" style:font-family-generic="modern" style:font-pitch="fixed" fo:font-size="14pt" style:font-size-asian="14pt" style:font-size-complex="14pt"/>
    </style:style>
    <style:style style:name="P5" style:family="paragraph">
      <style:text-properties fo:font-family="'Liberation Mono'" style:font-family-generic="modern" style:font-pitch="fixed" fo:font-size="14pt" style:font-size-asian="14pt" style:font-size-complex="14pt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565cm" svg:y1="0.548cm" svg:x2="2.829cm" svg:y2="0.548cm">
            <text:p/>
          </draw:line>
          <draw:line draw:style-name="gr1" draw:text-style-name="P1" draw:layer="layout" svg:x1="0.575cm" svg:y1="2.798cm" svg:x2="0.575cm" svg:y2="0.534cm">
            <text:p/>
          </draw:line>
        </draw:g>
        <draw:g>
          <draw:line draw:style-name="gr1" draw:text-style-name="P1" draw:layer="layout" svg:x1="0.565cm" svg:y1="0.548cm" svg:x2="2.829cm" svg:y2="0.548cm">
            <text:p/>
          </draw:line>
          <draw:line draw:style-name="gr1" draw:text-style-name="P1" draw:layer="layout" svg:x1="0.575cm" svg:y1="2.798cm" svg:x2="0.575cm" svg:y2="0.534cm">
            <text:p/>
          </draw:line>
        </draw:g>
        <draw:g>
          <draw:line draw:style-name="gr1" draw:text-style-name="P1" draw:layer="layout" svg:x1="0.565cm" svg:y1="0.548cm" svg:x2="2.829cm" svg:y2="0.548cm">
            <text:p/>
          </draw:line>
          <draw:line draw:style-name="gr1" draw:text-style-name="P1" draw:layer="layout" svg:x1="0.575cm" svg:y1="2.798cm" svg:x2="0.575cm" svg:y2="0.534cm">
            <text:p/>
          </draw:line>
        </draw:g>
        <draw:g>
          <draw:line draw:style-name="gr1" draw:text-style-name="P1" draw:layer="layout" svg:x1="0.565cm" svg:y1="0.548cm" svg:x2="2.829cm" svg:y2="0.548cm">
            <text:p/>
          </draw:line>
          <draw:line draw:style-name="gr1" draw:text-style-name="P1" draw:layer="layout" svg:x1="0.575cm" svg:y1="2.798cm" svg:x2="0.575cm" svg:y2="0.534cm">
            <text:p/>
          </draw:line>
        </draw:g>
        <draw:g>
          <draw:line draw:style-name="gr1" draw:text-style-name="P1" draw:layer="layout" svg:x1="8.041cm" svg:y1="0.611cm" svg:x2="5.777cm" svg:y2="0.611cm">
            <text:p/>
          </draw:line>
          <draw:line draw:style-name="gr1" draw:text-style-name="P1" draw:layer="layout" svg:x1="8.031cm" svg:y1="2.626cm" svg:x2="8.031cm" svg:y2="0.598cm">
            <text:p/>
          </draw:line>
        </draw:g>
        <draw:g>
          <draw:line draw:style-name="gr1" draw:text-style-name="P1" draw:layer="layout" svg:x1="0.53cm" svg:y1="7.538cm" svg:x2="2.794cm" svg:y2="7.538cm">
            <text:p/>
          </draw:line>
          <draw:line draw:style-name="gr1" draw:text-style-name="P1" draw:layer="layout" svg:x1="0.54cm" svg:y1="5.288cm" svg:x2="0.54cm" svg:y2="7.552cm">
            <text:p/>
          </draw:line>
        </draw:g>
        <draw:g>
          <draw:line draw:style-name="gr1" draw:text-style-name="P1" draw:layer="layout" svg:x1="8.067cm" svg:y1="7.558cm" svg:x2="5.803cm" svg:y2="7.558cm">
            <text:p/>
          </draw:line>
          <draw:line draw:style-name="gr1" draw:text-style-name="P1" draw:layer="layout" svg:x1="8.057cm" svg:y1="5.308cm" svg:x2="8.057cm" svg:y2="7.572cm">
            <text:p/>
          </draw:line>
        </draw:g>
        <draw:frame draw:style-name="gr2" draw:text-style-name="P3" draw:layer="layout" svg:width="2.411cm" svg:height="0.963cm" svg:x="3.041cm" svg:y="0.176cm">
          <draw:text-box>
            <text:p text:style-name="P2"><text:span text:style-name="T1">PRINT</text:span></text:p>
          </draw:text-box>
        </draw:frame>
        <draw:frame draw:style-name="gr3" draw:text-style-name="P2" draw:layer="layout" svg:width="2.343cm" svg:height="1.129cm" draw:transform="rotate (1.5707963267946) translate (0.164cm 5.198cm)">
          <draw:text-box>
            <text:p text:style-name="P2"><text:span text:style-name="T1">SEND</text:span></text:p>
          </draw:text-box>
        </draw:frame>
        <draw:frame draw:style-name="gr4" draw:text-style-name="P2" draw:layer="layout" svg:width="1.844cm" svg:height="0.963cm" draw:transform="rotate (-1.57079632679579) translate (8.533cm 2.98cm)">
          <draw:text-box>
            <text:p text:style-name="P2"><text:span text:style-name="T1">FILE</text:span></text:p>
          </draw:text-box>
        </draw:frame>
        <draw:frame draw:style-name="gr5" draw:text-style-name="P3" draw:layer="layout" svg:width="2.653cm" svg:height="0.963cm" svg:x="3.04cm" svg:y="7.125cm">
          <draw:text-box>
            <text:p text:style-name="P2"><text:span text:style-name="T1">ERASE</text:span></text:p>
          </draw:text-box>
        </draw:frame>
        <draw:frame draw:style-name="gr6" draw:text-style-name="P3" draw:layer="layout" svg:width="2.403cm" svg:height="0.963cm" svg:x="2.934cm" svg:y="1.48cm">
          <draw:text-box>
            <text:p text:style-name="P2"><text:span text:style-name="T1">Report</text:span></text:p>
          </draw:text-box>
        </draw:frame>
        <draw:line draw:style-name="gr7" draw:text-style-name="P1" draw:layer="layout" svg:x1="2.921cm" svg:y1="2.659cm" svg:x2="5.421cm" svg:y2="2.659cm">
          <text:p/>
        </draw:line>
        <draw:frame draw:style-name="gr8" draw:text-style-name="P5" draw:layer="layout" svg:width="1.734cm" svg:height="3.811cm" svg:x="3.217cm" svg:y="2.891cm">
          <draw:text-box>
            <text:p text:style-name="P4"><text:span text:style-name="T2">data</text:span></text:p>
            <text:p text:style-name="P4"><text:span text:style-name="T2">data</text:span></text:p>
            <text:p text:style-name="P4"><text:span text:style-name="T2">data</text:span></text:p>
            <text:p text:style-name="P4"><text:span text:style-name="T2">data</text:span></text:p>
            <text:p text:style-name="P4"><text:span text:style-name="T2">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1-20T22:54:48</meta:creation-date>
    <dc:date>2020-03-30T18:18:14.23</dc:date>
    <dc:language>en-US</dc:language>
    <meta:editing-cycles>5</meta:editing-cycles>
    <meta:editing-duration>PT7H4M55S</meta:editing-duration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